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obyčejné" style:font-family-generic="roman" style:font-pitch="variable"/>
    <style:font-face style:name="Arial" svg:font-family="Arial" style:font-adornments="obyčejné"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adpis1">
      <style:text-properties officeooo:rsid="0008be6b" officeooo:paragraph-rsid="0008be6b"/>
    </style:style>
    <style:style style:name="P2" style:family="paragraph" style:parent-style-name="Nadpis1">
      <style:text-properties officeooo:rsid="0012594b" officeooo:paragraph-rsid="0012594b"/>
    </style:style>
    <style:style style:name="P3" style:family="paragraph" style:parent-style-name="text">
      <style:text-properties officeooo:rsid="0008c148" officeooo:paragraph-rsid="0008c148"/>
    </style:style>
    <style:style style:name="P4" style:family="paragraph" style:parent-style-name="text">
      <style:text-properties officeooo:rsid="0008c148" officeooo:paragraph-rsid="0012594b"/>
    </style:style>
    <style:style style:name="P5" style:family="paragraph" style:parent-style-name="text">
      <style:text-properties fo:font-style="normal" style:text-underline-style="solid" style:text-underline-width="auto" style:text-underline-color="font-color" officeooo:rsid="0008c148" officeooo:paragraph-rsid="0008c148" style:font-style-asian="normal" style:font-style-complex="normal"/>
    </style:style>
    <style:style style:name="P6" style:family="paragraph" style:parent-style-name="text">
      <style:text-properties fo:font-style="normal" style:text-underline-style="solid" style:text-underline-width="auto" style:text-underline-color="font-color" officeooo:rsid="0012594b" officeooo:paragraph-rsid="0012594b" style:font-style-asian="normal" style:font-style-complex="normal"/>
    </style:style>
    <style:style style:name="P7" style:family="paragraph" style:parent-style-name="text">
      <style:text-properties fo:font-style="normal" style:text-underline-style="none" officeooo:rsid="0008c148" officeooo:paragraph-rsid="0008c148" style:font-style-asian="normal" style:font-style-complex="normal"/>
    </style:style>
    <style:style style:name="P8" style:family="paragraph" style:parent-style-name="text">
      <style:text-properties fo:font-style="normal" style:text-underline-style="none" officeooo:rsid="0008c148" officeooo:paragraph-rsid="0014ed5c" style:font-style-asian="normal" style:font-style-complex="normal"/>
    </style:style>
    <style:style style:name="P9" style:family="paragraph" style:parent-style-name="text">
      <style:text-properties fo:font-style="normal" style:text-underline-style="none" officeooo:rsid="0012594b" officeooo:paragraph-rsid="0014ed5c" style:font-style-asian="normal" style:font-style-complex="normal"/>
    </style:style>
    <style:style style:name="P10" style:family="paragraph" style:parent-style-name="text">
      <style:text-properties fo:font-style="normal" style:text-underline-style="none" officeooo:rsid="0014ed5c" officeooo:paragraph-rsid="0014ed5c" style:font-style-asian="normal" style:font-style-complex="normal"/>
    </style:style>
    <style:style style:name="P11" style:family="paragraph" style:parent-style-name="text">
      <style:text-properties officeooo:rsid="0014ed5c" officeooo:paragraph-rsid="0014ed5c"/>
    </style:style>
    <style:style style:name="P12" style:family="paragraph" style:parent-style-name="text">
      <style:text-properties officeooo:rsid="0012594b" officeooo:paragraph-rsid="0012594b"/>
    </style:style>
    <style:style style:name="P13" style:family="paragraph" style:parent-style-name="text">
      <style:text-properties fo:font-weight="bold" officeooo:rsid="0014ed5c" officeooo:paragraph-rsid="0014ed5c" style:font-weight-asian="bold" style:font-weight-complex="bold"/>
    </style:style>
    <style:style style:name="P14" style:family="paragraph" style:parent-style-name="text">
      <style:text-properties officeooo:rsid="00179948" officeooo:paragraph-rsid="00179948"/>
    </style:style>
    <style:style style:name="P15" style:family="paragraph" style:parent-style-name="Hlavička">
      <style:text-properties officeooo:rsid="0012594b" officeooo:paragraph-rsid="0012594b"/>
    </style:style>
    <style:style style:name="P16" style:family="paragraph" style:parent-style-name="Nadpis2">
      <style:text-properties officeooo:rsid="0014ed5c" officeooo:paragraph-rsid="0014ed5c"/>
    </style:style>
    <style:style style:name="P17" style:family="paragraph" style:parent-style-name="Nadpis2">
      <style:text-properties officeooo:rsid="00189570" officeooo:paragraph-rsid="00189570"/>
    </style:style>
    <style:style style:name="P18" style:family="paragraph" style:parent-style-name="Nadpis2">
      <style:text-properties officeooo:rsid="0018fa88" officeooo:paragraph-rsid="0018fa88"/>
    </style:style>
    <style:style style:name="P19" style:family="paragraph" style:parent-style-name="text" style:list-style-name="L1">
      <style:text-properties officeooo:rsid="0008c148" officeooo:paragraph-rsid="0008c148"/>
    </style:style>
    <style:style style:name="P20" style:family="paragraph" style:parent-style-name="text" style:list-style-name="L1">
      <style:text-properties officeooo:rsid="000b3379" officeooo:paragraph-rsid="000b3379"/>
    </style:style>
    <style:style style:name="P21" style:family="paragraph" style:parent-style-name="text" style:list-style-name="L2">
      <style:text-properties officeooo:rsid="0018fa88" officeooo:paragraph-rsid="0018fa88"/>
    </style:style>
    <style:style style:name="P22" style:family="paragraph" style:parent-style-name="text" style:list-style-name="L2">
      <style:text-properties officeooo:rsid="00197a74" officeooo:paragraph-rsid="00197a74"/>
    </style:style>
    <style:style style:name="P23" style:family="paragraph" style:parent-style-name="text">
      <style:text-properties fo:font-style="normal" style:text-underline-style="none" officeooo:rsid="0013f3d8" officeooo:paragraph-rsid="001d3098" style:font-style-asian="normal" style:font-style-complex="normal"/>
    </style:style>
    <style:style style:name="T1" style:family="text">
      <style:text-properties officeooo:rsid="000bce1a"/>
    </style:style>
    <style:style style:name="T2" style:family="text">
      <style:text-properties officeooo:rsid="0012594b"/>
    </style:style>
    <style:style style:name="T3" style:family="text">
      <style:text-properties fo:language="en" fo:country="US"/>
    </style:style>
    <style:style style:name="T4" style:family="text">
      <style:text-properties fo:language="cs" fo:country="CZ"/>
    </style:style>
    <style:style style:name="T5" style:family="text">
      <style:text-properties officeooo:rsid="0013f3d8"/>
    </style:style>
    <style:style style:name="T6" style:family="text">
      <style:text-properties officeooo:rsid="00164737"/>
    </style:style>
    <style:style style:name="T7" style:family="text">
      <style:text-properties officeooo:rsid="00179948"/>
    </style:style>
    <style:style style:name="T8" style:family="text">
      <style:text-properties style:text-position="0% 100%" fo:font-weight="normal" style:font-weight-asian="normal" style:font-weight-complex="normal"/>
    </style:style>
    <style:style style:name="T9" style:family="text">
      <style:text-properties style:text-position="0% 100%"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officeooo:rsid="001a8808"/>
    </style:style>
    <style:style style:name="T12" style:family="text">
      <style:text-properties officeooo:rsid="001bcb50"/>
    </style:style>
    <style:style style:name="T13" style:family="text">
      <style:text-properties officeooo:rsid="001d3098"/>
    </style:style>
    <style:style style:name="T14" style:family="text">
      <style:text-properties officeooo:rsid="001ea730"/>
    </style:style>
    <style:style style:name="T15" style:family="text">
      <style:text-properties style:text-line-through-style="solid" style:text-line-through-type="single"/>
    </style:style>
    <style:style style:name="T16" style:family="text">
      <style:text-properties style:text-line-through-style="none" style:text-line-through-typ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Slohová práce – <text:span text:style-name="T3">pros</text:span><text:span text:style-name="T4">tězdělovací styl</text:span></text:p>
      <text:p text:style-name="P1">Žádost</text:p>
      <text:list xml:id="list2056255838" text:style-name="L1">
        <text:list-item>
          <text:p text:style-name="P19">pravidla jako u dopisu</text:p>
        </text:list-item>
        <text:list-item>
          <text:p text:style-name="P20">nikdy neděkovat za kladné vyřízení žádost</text:p>
        </text:list-item>
      </text:list>
      <text:p text:style-name="P2">Zadání 3 – žádost řediteli školy</text:p>
      <text:p text:style-name="P16">zadání</text:p>
      <text:p text:style-name="P13">Žádost řediteli školy</text:p>
      <text:p text:style-name="P11"/>
      <text:p text:style-name="P11">Výchozí text</text:p>
      <text:p text:style-name="P11"/>
      <text:p text:style-name="P11">Jste plnoletý student gymnázia a za měsíc ukončíte roční studijní pobyt ve třetím ročníku na střední škole (High School) v USA. Požádejte ředitele vašeho gymnázia o možnost pokračovat ve studiu <text:span text:style-name="T6">v</text:span> původní <text:span text:style-name="T6">třídě, zeptejte se na podmínky vykonání rozdílových zkoušek za třetí ročník a informujte se na vše podstatné s pokračováním ve studiu na vaší původní škole.</text:span></text:p>
      <text:p text:style-name="P12"/>
      <text:p text:style-name="P14"><text:span text:style-name="T10">Zpracování</text:span><text:span text:style-name="T9">:</text:span><text:span text:style-name="T8"> žádost ředitele školy na základě informací ve výchozím textu</text:span></text:p>
      <text:p text:style-name="P18">osnova</text:p>
      <text:list xml:id="list1698713141" text:style-name="L2">
        <text:list-item>
          <text:p text:style-name="P21">adresát</text:p>
        </text:list-item>
        <text:list-item>
          <text:p text:style-name="P21">oslovení</text:p>
        </text:list-item>
        <text:list-item>
          <text:p text:style-name="P21">vlastní text</text:p>
          <text:list>
            <text:list-item>
              <text:p text:style-name="P22">seznámení s problematikou</text:p>
            </text:list-item>
            <text:list-item>
              <text:p text:style-name="P22">studijní výsledky, srovnávací testy</text:p>
            </text:list-item>
            <text:list-item>
              <text:p text:style-name="P22">poděkování</text:p>
            </text:list-item>
          </text:list>
        </text:list-item>
        <text:list-item>
          <text:p text:style-name="P21">závěrečná fráze a podpis</text:p>
        </text:list-item>
        <text:list-item>
          <text:p text:style-name="P21">zpětná adresa</text:p>
        </text:list-item>
      </text:list>
      <text:p text:style-name="P17">provedení</text:p>
      <text:p text:style-name="P3"><text:span text:style-name="T7">V</text:span>ážený pan ředitel</text:p>
      <text:p text:style-name="P3">Jiří H<text:span text:style-name="T11">er</text:span>man</text:p>
      <text:p text:style-name="P4">tř. Kpt. Jaroše 1829/14</text:p>
      <text:p text:style-name="P4">658 70 Brno</text:p>
      <text:p text:style-name="P3"/>
      <text:p text:style-name="P3">V <text:span text:style-name="T5">New Yorku</text:span> dne <text:span text:style-name="T2">24</text:span>. <text:span text:style-name="T2">d</text:span>ubna 2018</text:p>
      <text:p text:style-name="P3"/>
      <text:p text:style-name="P6">Návrat do výuky po studijním pobytu</text:p>
      <text:p text:style-name="P5"/>
      <text:p text:style-name="P7"><text:span text:style-name="T1">V</text:span>ážený pane řediteli,</text:p>
      <text:p text:style-name="P7"><text:soft-page-break/></text:p>
      <text:p text:style-name="P9"><text:span text:style-name="T7">jmenuji se</text:span> Jiří Kalvoda. <text:span text:style-name="T12">Ve </text:span>Vaší škole jsem studoval dva roky. <text:s/><text:span text:style-name="T5">Před rokem jsem se rozhodl odjet na studijní pobyt do Spojených států Amerických. Zde jsem vystudoval třetí ročník West New York High School. Můj pobyt zde ovšem velice brzo končí, proto bych Vás chtěl požádat o návrat zpět do Gymnázia Brno, třída kpt. Jaroše. Nejraději bych se vrátil zpět do 4.A za svými původními spolužáky, ale kdyby to nebylo možné, tak bych neměl problém nastoupit do jakékoliv třídy ve čtvrtém ročníku.</text:span></text:p>
      <text:p text:style-name="P23"><text:tab/>Zde v New Yorku i předtím u nás v Brně jsem se učil vzorně (kopii vysvědčení přikládám k dopisu). Chápu, že osnovy se mohou trochu lišit, proto jsem ochoten napsat rozdílové zkoušky kvůli ověření mých znalostí. Pokud bych měl zkoušky opravdu psát, měl bych ohledně nich pár dotazů: Z jakých předmětů a jakých témat bych je měl psát? Budou formou písemných testů, nebo si mě učitelé prozkouší ústně? Jak moc dobře je musím zvládnou, abych mohl nastoupit k Vám na <text:span text:style-name="T16">školu? V jakém termínu bych je mohl psát (do České republiky se vracím 15. 6. 2018). Dále bych</text:span> Vás chtěl požádat o seznam mých budoucích vyučujících. Rád bych je kontaktoval a domluvil si s nimi následující postup ve výuce. Chtěl bych dohnat zameškanou látku, abych se v září mohl jednoduše zapojit do vyučování. Bylo by možné si ze školy na prázdniny půjčit některé učebnice, abych mohl snáze dostudovat zameškanou látku?</text:p>
      <text:p text:style-name="P10"><text:tab/>Ještě jednou bych <text:span text:style-name="T13">V</text:span>ám chtěl poděkovat za možnost zúčastnit se tohoto zahraničního pobytu. Opravdu se mi zde líbilo a <text:span text:style-name="T6">myslím</text:span>, že jsem se i mnohému přiučil. Je dobré, že Vaše škola takové akce organizuje. Dále bych chtěl <text:span text:style-name="T7">předem </text:span>poděkovat za brzké vyřízení mé žádosti.</text:p>
      <text:p text:style-name="P8"/>
      <text:p text:style-name="P7">S pozdravem</text:p>
      <text:p text:style-name="P7"/>
      <text:p text:style-name="P7">Jiří Kalvoda</text:p>
      <text:p text:style-name="P7"/>
      <text:p text:style-name="P10">Zp<text:span text:style-name="T14">ětná</text:span> adresa:</text:p>
      <text:p text:style-name="P10">Jiří Kalvoda</text:p>
      <text:p text:style-name="P7">Palackého 27</text:p>
      <text:p text:style-name="P8">Blansko, 678 01</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obyčejné" style:font-family-generic="roman" style:font-pitch="variable"/>
    <style:font-face style:name="Arial" svg:font-family="Arial" style:font-adornments="obyčejné"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writing-mode="page"/>
      <style:text-properties style:font-name="Arial" fo:font-family="Arial" style:font-style-name="obyčejné" style:font-family-generic="swiss" style:font-pitch="variable" fo:font-size="28pt" fo:font-weight="normal" fo:background-color="transparent" style:font-size-asian="28pt" style:font-weight-asian="bold" style:font-size-complex="28pt" style:font-weight-complex="normal"/>
    </style:style>
    <style:style style:name="Hlavička" style:family="paragraph" style:parent-style-name="Heading" style:next-style-name="Nadpis1" style:master-page-name="">
      <loext:graphic-properties draw:fill="none" draw:fill-color="#729fcf"/>
      <style:paragraph-properties fo:margin-top="0.199cm" fo:margin-bottom="0.199cm" loext:contextual-spacing="true" fo:text-align="center" style:justify-single-word="false" style:page-number="auto" fo:background-color="transparent" style:shadow="none" style:writing-mode="page">
        <style:tab-stops/>
      </style:paragraph-properties>
      <style:text-properties fo:font-variant="small-caps" style:font-name="Times New Roman" fo:font-family="'Times New Roman'" style:font-style-name="obyčejné" style:font-family-generic="roman" style:font-pitch="variable" fo:font-size="36pt" fo:font-weight="bold"/>
    </style:style>
    <style:style style:name="Nadpis1" style:family="paragraph" style:parent-style-name="Hlavička" style:next-style-name="text" style:master-page-name="">
      <style:paragraph-properties fo:margin-top="0.499cm" fo:margin-bottom="0.199cm" loext:contextual-spacing="true" style:page-number="auto" style:shadow="none" style:writing-mode="page"/>
      <style:text-properties fo:text-transform="capitalize" fo:font-size="26pt"/>
    </style:style>
    <style:style style:name="Nadpis2" style:family="paragraph" style:parent-style-name="Nadpis1" style:next-style-name="text" style:master-page-name="">
      <style:paragraph-properties fo:margin-top="0.349cm" fo:margin-bottom="0.101cm" loext:contextual-spacing="true" fo:text-align="start" style:justify-single-word="false" style:page-number="auto" style:writing-mode="page"/>
      <style:text-properties fo:font-variant="normal" fo:text-transform="none" fo:font-size="22pt"/>
    </style:style>
    <style:style style:name="text" style:family="paragraph" style:master-page-name="">
      <loext:graphic-properties draw:fill="none" draw:fill-color="#729fcf"/>
      <style:paragraph-properties style:page-number="auto" fo:background-color="transparent" style:shadow="none" style:writing-mode="page">
        <style:tab-stops/>
      </style:paragraph-properties>
      <style:text-properties style:font-name="Times New Roman" fo:font-family="'Times New Roman'" style:font-style-name="obyčejné" style:font-family-generic="roma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9:36:35.122000000</meta:creation-date>
    <dc:date>2018-06-11T09:18:40.124000000</dc:date>
    <meta:editing-duration>PT1H34M9S</meta:editing-duration>
    <meta:editing-cycles>19</meta:editing-cycles>
    <meta:generator>LibreOffice/5.4.6.2$Windows_X86_64 LibreOffice_project/4014ce260a04f1026ba855d3b8d91541c224eab8</meta:generator>
    <meta:document-statistic meta:table-count="0" meta:image-count="0" meta:object-count="0" meta:page-count="2" meta:paragraph-count="36" meta:word-count="441" meta:character-count="2644" meta:non-whitespace-character-count="2244"/>
  </office:meta>
</office:document-meta>
</file>